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ejaVu Math TeX Gyre" svg:font-family="'DejaVu Math TeX Gy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09f2ad" officeooo:paragraph-rsid="0009f2ad"/>
    </style:style>
    <style:style style:name="P2" style:family="paragraph" style:parent-style-name="Text_20_body">
      <style:text-properties style:text-underline-style="solid" style:text-underline-width="auto" style:text-underline-color="font-color" officeooo:rsid="0014ccea" officeooo:paragraph-rsid="0014ccea"/>
    </style:style>
    <style:style style:name="P3" style:family="paragraph" style:parent-style-name="Text_20_body">
      <style:text-properties officeooo:rsid="0016526d" officeooo:paragraph-rsid="0016526d"/>
    </style:style>
    <style:style style:name="P4" style:family="paragraph" style:parent-style-name="Text_20_body">
      <style:text-properties officeooo:paragraph-rsid="00164eda"/>
    </style:style>
    <style:style style:name="P5" style:family="paragraph" style:parent-style-name="Text_20_body">
      <style:text-properties officeooo:rsid="00182190" officeooo:paragraph-rsid="00182190"/>
    </style:style>
    <style:style style:name="P6" style:family="paragraph" style:parent-style-name="Text_20_body">
      <style:text-properties officeooo:rsid="001ff68d" officeooo:paragraph-rsid="001ff68d"/>
    </style:style>
    <style:style style:name="P7" style:family="paragraph" style:parent-style-name="Text_20_body">
      <style:text-properties officeooo:rsid="0024077d" officeooo:paragraph-rsid="0024077d"/>
    </style:style>
    <style:style style:name="P8" style:family="paragraph" style:parent-style-name="Text_20_body">
      <style:text-properties officeooo:rsid="00255943" officeooo:paragraph-rsid="00255943"/>
    </style:style>
    <style:style style:name="P9" style:family="paragraph" style:parent-style-name="Text_20_body">
      <style:text-properties officeooo:rsid="00289ea6" officeooo:paragraph-rsid="00289ea6"/>
    </style:style>
    <style:style style:name="P10" style:family="paragraph" style:parent-style-name="Text_20_body">
      <style:text-properties officeooo:paragraph-rsid="00289ea6"/>
    </style:style>
    <style:style style:name="P11" style:family="paragraph" style:parent-style-name="Text_20_body">
      <style:text-properties officeooo:rsid="002eaad3" officeooo:paragraph-rsid="002eaad3"/>
    </style:style>
    <style:style style:name="P12" style:family="paragraph" style:parent-style-name="Heading_20_1">
      <style:text-properties officeooo:rsid="0007a7f8" officeooo:paragraph-rsid="0009f2ad"/>
    </style:style>
    <style:style style:name="P13" style:family="paragraph" style:parent-style-name="Heading_20_1">
      <style:text-properties style:text-underline-style="none" officeooo:rsid="000e1d48" officeooo:paragraph-rsid="000d30a8"/>
    </style:style>
    <style:style style:name="P14" style:family="paragraph" style:parent-style-name="Heading_20_3">
      <style:text-properties officeooo:rsid="000d30a8" officeooo:paragraph-rsid="000d30a8"/>
    </style:style>
    <style:style style:name="P15" style:family="paragraph" style:parent-style-name="Heading_20_3">
      <style:text-properties officeooo:rsid="00120e46" officeooo:paragraph-rsid="00120e46"/>
    </style:style>
    <style:style style:name="P16" style:family="paragraph" style:parent-style-name="Heading_20_3">
      <style:text-properties officeooo:rsid="00255943" officeooo:paragraph-rsid="00255943"/>
    </style:style>
    <style:style style:name="P17" style:family="paragraph" style:parent-style-name="Heading_20_3">
      <style:text-properties officeooo:rsid="00289ea6" officeooo:paragraph-rsid="00289ea6"/>
    </style:style>
    <style:style style:name="P18" style:family="paragraph" style:parent-style-name="Text_20_body" style:list-style-name="L1">
      <style:text-properties style:text-underline-style="none" officeooo:rsid="0009f2ad" officeooo:paragraph-rsid="0009f2ad"/>
    </style:style>
    <style:style style:name="P19" style:family="paragraph" style:parent-style-name="Text_20_body" style:list-style-name="L2">
      <style:text-properties style:text-underline-style="none" officeooo:rsid="0014ccea" officeooo:paragraph-rsid="0014ccea"/>
    </style:style>
    <style:style style:name="P20" style:family="paragraph" style:parent-style-name="Text_20_body" style:list-style-name="L2">
      <style:text-properties style:text-underline-style="none" officeooo:rsid="0030788c" officeooo:paragraph-rsid="0030788c"/>
    </style:style>
    <style:style style:name="P21" style:family="paragraph" style:parent-style-name="Text_20_body" style:list-style-name="L3">
      <style:text-properties officeooo:rsid="00255943" officeooo:paragraph-rsid="00255943"/>
    </style:style>
    <style:style style:name="P22" style:family="paragraph" style:parent-style-name="Text_20_body">
      <style:text-properties officeooo:rsid="00341572" officeooo:paragraph-rsid="00341572"/>
    </style:style>
    <style:style style:name="T1" style:family="text">
      <style:text-properties style:text-underline-style="none"/>
    </style:style>
    <style:style style:name="T2" style:family="text">
      <style:text-properties officeooo:rsid="00164eda"/>
    </style:style>
    <style:style style:name="T3" style:family="text">
      <style:text-properties officeooo:rsid="001b4210"/>
    </style:style>
    <style:style style:name="T4" style:family="text">
      <style:text-properties officeooo:rsid="001bad3f"/>
    </style:style>
    <style:style style:name="T5" style:family="text">
      <style:text-properties officeooo:rsid="001c1ada"/>
    </style:style>
    <style:style style:name="T6" style:family="text">
      <style:text-properties officeooo:rsid="001dde44"/>
    </style:style>
    <style:style style:name="T7" style:family="text">
      <style:text-properties officeooo:rsid="001fcec4"/>
    </style:style>
    <style:style style:name="T8" style:family="text">
      <style:text-properties officeooo:rsid="00234576"/>
    </style:style>
    <style:style style:name="T9" style:family="text">
      <style:text-properties officeooo:rsid="002c3255"/>
    </style:style>
    <style:style style:name="T10" style:family="text">
      <style:text-properties style:font-name="DejaVu Math TeX Gyre" officeooo:rsid="002c3255" style:font-name-asian="DejaVu Math TeX Gyre" style:font-name-complex="DejaVu Math TeX Gyre"/>
    </style:style>
    <style:style style:name="T11" style:family="text">
      <style:text-properties style:font-name="Liberation Serif" style:font-name-asian="Noto Sans CJK SC Regular" style:font-name-complex="Lohit Devanagari"/>
    </style:style>
    <style:style style:name="T12" style:family="text">
      <style:text-properties style:font-name="Liberation Serif" officeooo:rsid="002c3255" style:font-name-asian="Noto Sans CJK SC Regular" style:font-name-complex="Lohit Devanagari"/>
    </style:style>
    <style:style style:name="T13" style:family="text">
      <style:text-properties officeooo:rsid="003078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Programmes</text:h>
      <text:p text:style-name="P1">Connaissances<text:span text:style-name="T1"> :</text:span></text:p>
      <text:list xml:id="list3317416350" text:style-name="L1">
        <text:list-item>
          <text:p text:style-name="P18">Fractions</text:p>
        </text:list-item>
        <text:list-item>
          <text:p text:style-name="P18">fractions irréductibles</text:p>
        </text:list-item>
        <text:list-item>
          <text:p text:style-name="P18">égalité de fractions (démonstration possible à partir de la définition du quotient)</text:p>
        </text:list-item>
        <text:list-item>
          <text:p text:style-name="P18">ordre sur les nombres rationnels en écriture décimale ou fractionnaire.</text:p>
        </text:list-item>
      </text:list>
      <text:p text:style-name="P2">Compétences<text:span text:style-name="T1"> :</text:span></text:p>
      <text:list xml:id="list773639332" text:style-name="L2">
        <text:list-item>
          <text:p text:style-name="P19"><text:span text:style-name="T13">U</text:span>tiliser diverses représentations d’un même nombre</text:p>
        </text:list-item>
        <text:list-item>
          <text:p text:style-name="P20">Passer d’une représentation à une autre</text:p>
        </text:list-item>
        <text:list-item>
          <text:p text:style-name="P20">comparer, ranger, encadrer des nombres rationnels en écriture décimale, fractionnaire ou scientifique</text:p>
        </text:list-item>
        <text:list-item>
          <text:p text:style-name="P20">repérer et placer un nombre rationnel sur une droite graduée</text:p>
        </text:list-item>
        <text:list-item>
          <text:p text:style-name="P20">simplifier une fraction pour la rendre irréductible</text:p>
        </text:list-item>
      </text:list>
      <text:h text:style-name="P13" text:outline-level="1">Séances</text:h>
      <text:h text:style-name="P14" text:outline-level="3">Séance 1</text:h>
      <text:p text:style-name="P22"><text:span text:style-name="T11">Activité courte pour revoir les fraction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ejaVu Math TeX Gyre" svg:font-family="'DejaVu Math TeX Gy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1-13T16:58:40.310625739</dc:date>
    <meta:editing-duration>PT3H18M35S</meta:editing-duration>
    <meta:editing-cycles>36</meta:editing-cycles>
    <meta:document-statistic meta:table-count="0" meta:image-count="0" meta:object-count="0" meta:page-count="1" meta:paragraph-count="15" meta:word-count="89" meta:character-count="590" meta:non-whitespace-character-count="525"/>
  </office:meta>
</office:document-meta>
</file>